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paragraph-rsid="000b145e"/>
    </style:style>
    <style:style style:name="P2" style:family="paragraph" style:parent-style-name="Standard">
      <style:text-properties fo:language="ru" fo:country="RU" officeooo:rsid="000b145e" officeooo:paragraph-rsid="000b145e"/>
    </style:style>
    <style:style style:name="P3" style:family="paragraph" style:parent-style-name="Standard">
      <style:text-properties fo:language="ru" fo:country="RU" officeooo:rsid="0019daaa" officeooo:paragraph-rsid="0019daaa"/>
    </style:style>
    <style:style style:name="P4" style:family="paragraph" style:parent-style-name="Standard">
      <style:text-properties fo:language="ru" fo:country="RU" officeooo:rsid="0021aafb" officeooo:paragraph-rsid="001aaf5e"/>
    </style:style>
    <style:style style:name="P5" style:family="paragraph" style:parent-style-name="Standard">
      <style:text-properties fo:language="ru" fo:country="RU" officeooo:rsid="00286be9" officeooo:paragraph-rsid="00286be9"/>
    </style:style>
    <style:style style:name="P6" style:family="paragraph" style:parent-style-name="Standard">
      <style:text-properties fo:language="ru" fo:country="RU" officeooo:rsid="002a0e97" officeooo:paragraph-rsid="002a0e97"/>
    </style:style>
    <style:style style:name="P7" style:family="paragraph" style:parent-style-name="Standard">
      <style:text-properties fo:language="ru" fo:country="RU" officeooo:rsid="000b145e" officeooo:paragraph-rsid="000b145e" fo:background-color="#ffff00"/>
    </style:style>
    <style:style style:name="P8" style:family="paragraph" style:parent-style-name="Standard">
      <style:text-properties fo:language="ru" fo:country="RU" officeooo:rsid="000b145e" officeooo:paragraph-rsid="0017a8dd" fo:background-color="#ffff00"/>
    </style:style>
    <style:style style:name="P9" style:family="paragraph" style:parent-style-name="Standard">
      <style:text-properties fo:language="ru" fo:country="RU" officeooo:rsid="0018f10a" officeooo:paragraph-rsid="0018f10a" fo:background-color="#ffff00"/>
    </style:style>
    <style:style style:name="P10" style:family="paragraph" style:parent-style-name="Standard">
      <style:text-properties fo:language="ru" fo:country="RU" officeooo:rsid="0015b5b2" officeooo:paragraph-rsid="0015b5b2" fo:background-color="#ffff00"/>
    </style:style>
    <style:style style:name="P11" style:family="paragraph" style:parent-style-name="Standard">
      <style:text-properties fo:language="ru" fo:country="RU" officeooo:rsid="0019daaa" officeooo:paragraph-rsid="0019daaa" fo:background-color="#ffff00"/>
    </style:style>
    <style:style style:name="P12" style:family="paragraph" style:parent-style-name="Standard">
      <style:text-properties fo:language="ru" fo:country="RU" officeooo:rsid="0017a8dd" officeooo:paragraph-rsid="0017a8dd" fo:background-color="#ffff00"/>
    </style:style>
    <style:style style:name="P13" style:family="paragraph" style:parent-style-name="Standard">
      <style:text-properties fo:language="ru" fo:country="RU" officeooo:rsid="0019daaa" officeooo:paragraph-rsid="0019daaa" fo:background-color="transparent"/>
    </style:style>
    <style:style style:name="P14" style:family="paragraph" style:parent-style-name="Standard">
      <style:text-properties fo:language="ru" fo:country="RU" officeooo:rsid="000b145e" officeooo:paragraph-rsid="000b145e" fo:background-color="transparent"/>
    </style:style>
    <style:style style:name="P15" style:family="paragraph" style:parent-style-name="Standard">
      <style:text-properties officeooo:rsid="00290511" officeooo:paragraph-rsid="00290511"/>
    </style:style>
    <style:style style:name="P16" style:family="paragraph" style:parent-style-name="Standard">
      <style:text-properties style:use-window-font-color="true" loext:opacity="0%" fo:language="ru" fo:country="RU" officeooo:rsid="0021aafb" officeooo:paragraph-rsid="0021aafb" fo:background-color="#ff3838"/>
    </style:style>
    <style:style style:name="P17" style:family="paragraph" style:parent-style-name="Standard">
      <style:text-properties fo:language="ru" fo:country="RU" officeooo:rsid="002e7d83" officeooo:paragraph-rsid="002e7d83"/>
    </style:style>
    <style:style style:name="P18" style:family="paragraph" style:parent-style-name="Standard">
      <style:text-properties fo:language="ru" fo:country="RU" officeooo:rsid="00308315" officeooo:paragraph-rsid="00308315"/>
    </style:style>
    <style:style style:name="P19" style:family="paragraph" style:parent-style-name="Standard">
      <style:text-properties fo:language="ru" fo:country="RU" officeooo:rsid="003225dc" officeooo:paragraph-rsid="003225dc"/>
    </style:style>
    <style:style style:name="P20" style:family="paragraph" style:parent-style-name="Standard">
      <style:text-properties fo:language="ru" fo:country="RU" officeooo:rsid="000b145e" officeooo:paragraph-rsid="000b145e" fo:background-color="transparent"/>
    </style:style>
    <style:style style:name="P21" style:family="paragraph" style:parent-style-name="Standard">
      <style:text-properties style:use-window-font-color="true" loext:opacity="0%" fo:language="ru" fo:country="RU" officeooo:rsid="0018f10a" officeooo:paragraph-rsid="0018f10a" fo:background-color="transparent"/>
    </style:style>
    <style:style style:name="T1" style:family="text">
      <style:text-properties officeooo:rsid="000b145e"/>
    </style:style>
    <style:style style:name="T2" style:family="text">
      <style:text-properties style:text-underline-style="solid" style:text-underline-width="auto" style:text-underline-color="font-color" officeooo:rsid="000b145e"/>
    </style:style>
    <style:style style:name="T3" style:family="text">
      <style:text-properties officeooo:rsid="00140662"/>
    </style:style>
    <style:style style:name="T4" style:family="text">
      <style:text-properties officeooo:rsid="0015b5b2"/>
    </style:style>
    <style:style style:name="T5" style:family="text">
      <style:text-properties officeooo:rsid="000c1b27"/>
    </style:style>
    <style:style style:name="T6" style:family="text">
      <style:text-properties officeooo:rsid="000d2472"/>
    </style:style>
    <style:style style:name="T7" style:family="text">
      <style:text-properties officeooo:rsid="0017a8dd"/>
    </style:style>
    <style:style style:name="T8" style:family="text">
      <style:text-properties officeooo:rsid="00114a38"/>
    </style:style>
    <style:style style:name="T9" style:family="text">
      <style:text-properties officeooo:rsid="0018f10a"/>
    </style:style>
    <style:style style:name="T10" style:family="text">
      <style:text-properties officeooo:rsid="0019daaa"/>
    </style:style>
    <style:style style:name="T11" style:family="text">
      <style:text-properties officeooo:rsid="001aaf5e"/>
    </style:style>
    <style:style style:name="T12" style:family="text">
      <style:text-properties officeooo:rsid="001cb999"/>
    </style:style>
    <style:style style:name="T13" style:family="text">
      <style:text-properties officeooo:rsid="0021aafb"/>
    </style:style>
    <style:style style:name="T14" style:family="text">
      <style:text-properties officeooo:rsid="00220936"/>
    </style:style>
    <style:style style:name="T15" style:family="text">
      <style:text-properties officeooo:rsid="0024e44e"/>
    </style:style>
    <style:style style:name="T16" style:family="text">
      <style:text-properties fo:language="ru" fo:country="RU"/>
    </style:style>
    <style:style style:name="T17" style:family="text">
      <style:text-properties fo:language="ru" fo:country="RU" officeooo:rsid="00286be9"/>
    </style:style>
    <style:style style:name="T18" style:family="text">
      <style:text-properties officeooo:rsid="002bc64b"/>
    </style:style>
    <style:style style:name="T19" style:family="text">
      <style:text-properties officeooo:rsid="002c7ffa"/>
    </style:style>
    <style:style style:name="T20" style:family="text">
      <style:text-properties officeooo:rsid="002ee04c"/>
    </style:style>
    <style:style style:name="T21" style:family="text">
      <style:text-properties fo:background-color="transparent" loext:char-shading-value="0"/>
    </style:style>
    <style:style style:name="T22" style:family="text">
      <style:text-properties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Тема финального проэкта</text:span><text:span text:style-name="T1">: Социальная сеть «Hang Out»</text:span></text:p>
      <text:p text:style-name="P1"/>
      <text:p text:style-name="P2">Бизнес кейсы:</text:p>
      <text:p text:style-name="P7">1. Регистрация, <text:span text:style-name="T3">авторизация</text:span>.</text:p>
      <text:p text:style-name="P14">2. Редактирование личной информации, <text:span text:style-name="T3">в том числе образование и локацию</text:span>. <text:span text:style-name="T20">+ </text:span></text:p>
      <text:p text:style-name="P14">3. Поиск пользователей <text:span text:style-name="T3">по имени, дате рождения, по колличеству друзей, по городу, по вузу, по дате регистрации с применением пагинации</text:span>.</text:p>
      <text:p text:style-name="P20">4. Обмен сообщениями между пользователями, <text:span text:style-name="T3">удаление сообщений как пользователем так и админом</text:span>. <text:span text:style-name="T10">Предп</text:span><text:span text:style-name="T15">о</text:span><text:span text:style-name="T10">лагается, что пользователь может менять статус на удаленное сообщение, но полностью с БД может удалить сообщение только админ.</text:span></text:p>
      <text:p text:style-name="P21">5. <text:span text:style-name="T6">Получ</text:span>ение<text:span text:style-name="T6"> спис</text:span>ка<text:span text:style-name="T6"> последних сообщений/ получения списка сообщений по дате.</text:span></text:p>
      <text:p text:style-name="P7"><text:span text:style-name="T11">6</text:span>. <text:span text:style-name="T4">Добавление/удаление/редактирование</text:span> <text:span text:style-name="T4">п</text:span>убличны<text:span text:style-name="T4">х</text:span> сообщени<text:span text:style-name="T4">й</text:span> (типа стены), <text:span text:style-name="T4">добавление/удаления комментарий, показать комментарий пользователя.</text:span></text:p>
      <text:p text:style-name="P10"><text:span text:style-name="T9">6</text:span>. <text:span text:style-name="T5">Просмотреть публичные сообщения друзей(история).</text:span></text:p>
      <text:p text:style-name="P8"><text:span text:style-name="T10">7</text:span>. <text:span text:style-name="T7">Отправить заявку в друзья/под</text:span><text:span text:style-name="T15">т</text:span><text:span text:style-name="T7">вердить друга/о</text:span><text:span text:style-name="T15">с</text:span><text:span text:style-name="T7">тавить в подписанных/удалить пользователя из друзей.</text:span></text:p>
      <text:p text:style-name="P16">8. <text:span text:style-name="T19">Получить пользователя у которого б</text:span>лижайший день рождени<text:span text:style-name="T14">я</text:span>.</text:p>
      <text:p text:style-name="P7"><text:span text:style-name="T13">9</text:span>. Просмотр информации о пользователе (профиля)</text:p>
      <text:p text:style-name="P11"><text:span text:style-name="T13">10</text:span>. Сортировать друзей по дате рождения/колличеству друзей.</text:p>
      <text:p text:style-name="P7"><text:span text:style-name="T12">11</text:span>. <text:span text:style-name="T7">Создать/редактировать/удалить сообщество</text:span>.</text:p>
      <text:p text:style-name="P12"><text:span text:style-name="T13">12</text:span>. <text:span text:style-name="T9">Добавление/редактирование/ удаление записи в сообществ</text:span><text:span text:style-name="T15">е</text:span><text:span text:style-name="T9">.</text:span></text:p>
      <text:p text:style-name="P9">1<text:span text:style-name="T13">3</text:span>. <text:span text:style-name="T10">Добавление/редактирование/удаление комментари</text:span><text:span text:style-name="T15">ев</text:span><text:span text:style-name="T10"> к записи сообщества.</text:span></text:p>
      <text:p text:style-name="P12">1<text:span text:style-name="T13">4</text:span>. <text:span text:style-name="T8">Поиск сообщества по типу/дате создания/колличеству .</text:span></text:p>
      <text:p text:style-name="P13">1<text:span text:style-name="T13">5</text:span>. Получение статуса о сутках для отображения темы аккаунта. <text:span text:style-name="T18">+</text:span></text:p>
      <text:p text:style-name="P3"/>
      <text:p text:style-name="P4"/>
      <text:p text:style-name="P5">Решение</text:p>
      <text:p text:style-name="P5">1. Защита, для получение данных, из токена берем юзернэйм(почту) и по ней ищем требующие данные, в том числе и информацию о пользователе, на остальные сеюрные действия жаем разрешения только админу.</text:p>
      <text:p text:style-name="P5">2. Делаем логают, для этого как минимум сохраняем кэшируем токен, который уже не действительный и в последующем сравниваем.</text:p>
      <text:p text:style-name="P15"><text:span text:style-name="T17">3. </text:span><text:span text:style-name="T16">Добавить ограничения на выполнения определенных действий в приложении с последующем отображением на админпанеле</text:span></text:p>
      <text:p text:style-name="P6">4. Задать погоду с обновление по времени</text:p>
      <text:p text:style-name="P6">5. Убрать лэйзи в полях где необходимо получить объекты.</text:p>
      <text:p text:style-name="P17">6. Получение приватных сообщений только текущего пользователя.</text:p>
      <text:p text:style-name="P18">7. Получение диалога с другим пользователем.</text:p>
      <text:p text:style-name="P19">8. Получить непрочитанные сообщения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1-01T18:35:00.140880561</meta:creation-date>
    <dc:date>2020-11-09T01:50:08.416793129</dc:date>
    <meta:editing-duration>PT9H22M7S</meta:editing-duration>
    <meta:editing-cycles>14</meta:editing-cycles>
    <meta:generator>LibreOffice/7.0.2.2$Linux_X86_64 LibreOffice_project/3a01483fc371ab18cfca4bab0d636937da5eaf70</meta:generator>
    <meta:document-statistic meta:table-count="0" meta:image-count="0" meta:object-count="0" meta:page-count="1" meta:paragraph-count="27" meta:word-count="259" meta:character-count="2037" meta:non-whitespace-character-count="1804"/>
  </office:meta>
</office:document-meta>
</file>